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4f8f" officeooo:paragraph-rsid="00054f8f"/>
    </style:style>
    <style:style style:name="P2" style:family="paragraph" style:parent-style-name="Standard">
      <style:text-properties officeooo:rsid="0007e40a" officeooo:paragraph-rsid="0007e40a"/>
    </style:style>
    <style:style style:name="P3" style:family="paragraph" style:parent-style-name="Standard">
      <style:text-properties officeooo:rsid="0008f948" officeooo:paragraph-rsid="0008f948"/>
    </style:style>
    <style:style style:name="P4" style:family="paragraph" style:parent-style-name="Standard">
      <style:text-properties officeooo:rsid="0008f948" officeooo:paragraph-rsid="0008f948"/>
    </style:style>
    <style:style style:name="P5" style:family="paragraph" style:parent-style-name="Standard">
      <style:text-properties officeooo:rsid="0009d177" officeooo:paragraph-rsid="0009d177"/>
    </style:style>
    <style:style style:name="T1" style:family="text">
      <style:text-properties officeooo:rsid="00073393"/>
    </style:style>
    <style:style style:name="T2" style:family="text">
      <style:text-properties officeooo:rsid="0007e40a"/>
    </style:style>
    <style:style style:name="T3" style:family="text">
      <style:text-properties officeooo:rsid="0009d177"/>
    </style:style>
    <style:style style:name="T4" style:family="text">
      <style:text-properties officeooo:rsid="000ae69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NUS.</text:p>
      <text:p text:style-name="P1"><text:span text:style-name="T1">Conocido por la mayoría de las antiguas civilizaciones, existen documentos de la biblioteca babilónica de ashurbanipal (1600 ac) en la que se constata la observación de este planeta. Su nombre actual </text:span><text:s/>procede de la diosa romana del amo<text:span text:style-name="T1">r</text:span>. <text:span text:style-name="T3">Es el s</text:span>egundo planeta mas cercano al sol y el mas parecido en tamaño, <text:span text:style-name="T1">masa y composición </text:span>a la Tierra. Conocido como lucero del alba o lucero vespertino, <text:span text:style-name="T4">se puede observar tanto al alba o en el ocaso y en su punto de mayor brillo se puede observar en pleno día a simple vista. </text:span>Como la luna y mercurio posee fases. Esta<text:span text:style-name="T2"> fases fueron observadas por primera vez por Galileo en 1610.</text:span></text:p>
      <text:p text:style-name="P1">Venus tiene una estructura muy parecida a la de la Tierra con un <text:span text:style-name="T3">núcleo</text:span>, manto y corteza. Venus tiene un <text:span text:style-name="T3">atmósfera</text:span> muy densa, compuesta por <text:span text:style-name="T3">dióxido</text:span> de carbono(CO2) y <text:span text:style-name="T3">nitrógeno</text:span>, creando un efecto invernadero. Las tres capas de nu<text:span text:style-name="T4">b</text:span>es compuesta por <text:span text:style-name="T3">dióxido</text:span> de azufre y <text:span text:style-name="T3">ácido</text:span> <text:span text:style-name="T3">sulfúrico</text:span> cubren todo el planeta, imposibilitando la <text:span text:style-name="T3">observación</text:span> de detalles de su superficie.</text:p>
      <text:p text:style-name="P2">Posee el <text:span text:style-name="T3">día</text:span> mas largo del Sistema solar con 243 <text:span text:style-name="T3">días</text:span> terrestres, girando en sentido de las agujas del re<text:span text:style-name="T4">l</text:span>o<text:span text:style-name="T4">j</text:span> al contrario que el resto de los Planetas.</text:p>
      <text:p text:style-name="P2"/>
      <text:p text:style-name="P3">Datos</text:p>
      <text:p text:style-name="P3">Magnitu<text:span text:style-name="T3">d</text:span> aparente: -4.4</text:p>
      <text:p text:style-name="P3">Periodo orbital sideral: 224.701 <text:span text:style-name="T3">días</text:span></text:p>
      <text:p text:style-name="P3">Periodo orbital sinodico:583.92 <text:span text:style-name="T3">días</text:span></text:p>
      <text:p text:style-name="P3"><text:span text:style-name="T4">V</text:span>elocidad (media) orbital: 35.0214 km/s</text:p>
      <text:p text:style-name="P3"><text:span text:style-name="T4">Diámetro</text:span>:12.103,6 km</text:p>
      <text:p text:style-name="P3"><text:span text:style-name="T4">G</text:span>ravedad:8,87 m/s2</text:p>
      <text:p text:style-name="P3"><text:span text:style-name="T4">P</text:span>eriodo de <text:span text:style-name="T3">rotación</text:span>: 243,0187 <text:span text:style-name="T3">días</text:span> (sentido agujas del reloj).</text:p>
      <text:p text:style-name="P3"><text:span text:style-name="T4">T</text:span>emperatura: -5 ºC – 499 ºC</text:p>
      <text:p text:style-name="P3"><text:span text:style-name="T4">Composición</text:span> <text:span text:style-name="T3">atmósfera</text:span>: 96% <text:span text:style-name="T3">dióxido</text:span> de carbono, 3% <text:span text:style-name="T3">nitrógeno.</text:span></text:p>
      <text:p text:style-name="P3"/>
      <text:p text:style-name="P5">Observación con <text:span text:style-name="T4">prismáticos</text:span>: Se puede observar las fases con al menos unos <text:span text:style-name="T4">prismáticos</text:span> de 20x80.</text:p>
      <text:p text:style-name="P5">Observación con el telescopio: Las fase se observa al completo con refractor de 60mm <text:s/>y reflectores de 100 mm. Estas fase <text:span text:style-name="T4">prácticamente</text:span> es lo <text:span text:style-name="T4">único</text:span> que es interesante en venus para ser observ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3T10:24:25.492976791</meta:creation-date>
    <dc:date>2016-01-20T10:47:57.818856163</dc:date>
    <meta:editing-duration>PT1H51M28S</meta:editing-duration>
    <meta:editing-cycles>9</meta:editing-cycles>
    <meta:generator>LibreOffice/4.2.8.2$Linux_X86_64 LibreOffice_project/420m0$Build-2</meta:generator>
    <meta:document-statistic meta:table-count="0" meta:image-count="0" meta:object-count="0" meta:page-count="1" meta:paragraph-count="16" meta:word-count="290" meta:character-count="1757" meta:non-whitespace-character-count="1480"/>
  </office:meta>
</office:document-meta>
</file>